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A7" style:family="table-cell" style:data-style-name="N0">
      <style:table-cell-properties fo:padding="0.0382in" fo:border-left="0.0007in solid #000000" fo:border-right="none" fo:border-top="0.0347in solid #000000" fo:border-bottom="0.0007in solid #000000"/>
    </style:style>
    <style:style style:name="Table1.B7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able1.E7" style:family="table-cell">
      <style:table-cell-properties fo:padding="0.0382in" fo:border-left="0.0007in solid #000000" fo:border-right="0.0007in solid #000000" fo:border-top="0.0347in solid #000000" fo:border-bottom="0.0007in solid #000000"/>
    </style:style>
    <style:style style:name="Table1.A11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able1.B11" style:family="table-cell">
      <style:table-cell-properties fo:padding="0.0382in" fo:border-left="0.0007in solid #000000" fo:border-right="none" fo:border-top="none" fo:border-bottom="0.0347in solid #000000"/>
    </style:style>
    <style:style style:name="Table1.E11" style:family="table-cell">
      <style:table-cell-properties fo:padding="0.0382in" fo:border-left="0.0007in solid #000000" fo:border-right="0.0007in solid #000000" fo:border-top="none" fo:border-bottom="0.0347in solid #000000"/>
    </style:style>
    <style:style style:name="P1" style:family="paragraph" style:parent-style-name="Text_20_body" style:list-style-name="L1"/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cciones:</text:p>
      <text:list xml:id="list448669696" text:style-name="L1">
        <text:list-item>
          <text:p text:style-name="P1">100: Empiezas a seguir a alguien</text:p>
        </text:list-item>
        <text:list-item>
          <text:p text:style-name="P1">110: Envias una sugerencia</text:p>
        </text:list-item>
        <text:list-item>
          <text:p text:style-name="P1">112: Aceptas una sugerencia</text:p>
        </text:list-item>
        <text:list-item>
          <text:p text:style-name="P1">120: Haces un comentario en una sugerencia</text:p>
        </text:list-item>
        <text:list-item>
          <text:p text:style-name="P1">125: Te gusta un comentario</text:p>
        </text:list-item>
        <text:list-item>
          <text:p text:style-name="P1">300: Creas una nueva sugerencia</text:p>
        </text:list-item>
        <text:list-item>
          <text:p text:style-name="P1">303: Empiezas a seguir una sugerencia</text:p>
        </text:list-item>
        <text:list-item>
          <text:p text:style-name="P1">305: Te gusta una sugerencia</text:p>
        </text:list-item>
        <text:list-item>
          <text:p text:style-name="P1">350: Creas nueva lista de sugerencias</text:p>
        </text:list-item>
        <text:list-item>
          <text:p text:style-name="P1">353: Empiezas a seguir una lista de sugerencias</text:p>
        </text:list-item>
      </text:list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P3">Mis timelines</text:p>
          </table:table-cell>
          <table:covered-table-cell/>
          <table:table-cell table:style-name="Table1.A1" office:value-type="string">
            <text:p text:style-name="P3">Followers</text:p>
          </table:table-cell>
          <table:table-cell table:style-name="Table1.E1" office:value-type="string">
            <text:p text:style-name="P3">Propietario</text:p>
          </table:table-cell>
        </table:table-row>
        <table:table-row>
          <table:table-cell table:style-name="Table1.A2" office:value-type="string">
            <text:p text:style-name="P3">Acción/Mensaje</text:p>
          </table:table-cell>
          <table:table-cell table:style-name="Table1.A2" office:value-type="string">
            <text:p text:style-name="P3">Actividad</text:p>
          </table:table-cell>
          <table:table-cell table:style-name="Table1.A2" office:value-type="string">
            <text:p text:style-name="P3">Perfil público</text:p>
          </table:table-cell>
          <table:table-cell table:style-name="Table1.A2" office:value-type="string">
            <text:p text:style-name="P3">Actividad</text:p>
          </table:table-cell>
          <table:table-cell table:style-name="Table1.E2" office:value-type="string">
            <text:p text:style-name="P3">Notificaciones</text:p>
          </table:table-cell>
        </table:table-row>
        <table:table-row>
          <table:table-cell table:style-name="Table1.A3" office:value-type="float" office:value="0">
            <text:p text:style-name="P2">0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1">
            <text:p text:style-name="P2">1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2">
            <text:p text:style-name="P2">2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3">
            <text:p text:style-name="P2">3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7" office:value-type="float" office:value="100">
            <text:p text:style-name="P2">100</text:p>
          </table:table-cell>
          <table:table-cell table:style-name="Table1.B7" office:value-type="string">
            <text:p text:style-name="P2">-</text:p>
          </table:table-cell>
          <table:table-cell table:style-name="Table1.B7" office:value-type="string">
            <text:p text:style-name="P2">X</text:p>
          </table:table-cell>
          <table:table-cell table:style-name="Table1.B7" office:value-type="string">
            <text:p text:style-name="P2">X</text:p>
          </table:table-cell>
          <table:table-cell table:style-name="Table1.E7" office:value-type="string">
            <text:p text:style-name="P2">X</text:p>
          </table:table-cell>
        </table:table-row>
        <table:table-row>
          <table:table-cell table:style-name="Table1.A3" office:value-type="float" office:value="110">
            <text:p text:style-name="P2">11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3" office:value-type="float" office:value="112">
            <text:p text:style-name="P2">112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3" office:value-type="float" office:value="120">
            <text:p text:style-name="P2">12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11" office:value-type="float" office:value="125">
            <text:p text:style-name="P2">125</text:p>
          </table:table-cell>
          <table:table-cell table:style-name="Table1.B11" office:value-type="string">
            <text:p text:style-name="P2">-</text:p>
          </table:table-cell>
          <table:table-cell table:style-name="Table1.B11" office:value-type="string">
            <text:p text:style-name="P2">X</text:p>
          </table:table-cell>
          <table:table-cell table:style-name="Table1.B11" office:value-type="string">
            <text:p text:style-name="P2">X</text:p>
          </table:table-cell>
          <table:table-cell table:style-name="Table1.E11" office:value-type="string">
            <text:p text:style-name="P2">X</text:p>
          </table:table-cell>
        </table:table-row>
        <table:table-row>
          <table:table-cell table:style-name="Table1.A3" office:value-type="float" office:value="300">
            <text:p text:style-name="P2">30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303">
            <text:p text:style-name="P2">303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3" office:value-type="float" office:value="305">
            <text:p text:style-name="P2">305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E2" office:value-type="string">
            <text:p text:style-name="P2">X</text:p>
          </table:table-cell>
        </table:table-row>
        <table:table-row>
          <table:table-cell table:style-name="Table1.A3" office:value-type="float" office:value="350">
            <text:p text:style-name="P2">35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3" office:value-type="float" office:value="353">
            <text:p text:style-name="P2">353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E2" office:value-type="string">
            <text:p text:style-name="P2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úl Ortega</meta:initial-creator>
    <meta:creation-date>2011-07-29T09:33:33</meta:creation-date>
    <dc:date>2011-07-29T11:37:44</dc:date>
    <dc:creator>Raúl Ortega</dc:creator>
    <meta:editing-duration>PT01H48M21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1" meta:paragraph-count="89" meta:word-count="147" meta:character-count="536"/>
  </office:meta>
</office:document-meta>
</file>